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70">
            <text:p>2,470</text:p>
          </table:table-cell>
          <table:table-cell table:style-name="ce22" office:value-type="float" office:value="584">
            <text:p>58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68">
            <text:p>968</text:p>
          </table:table-cell>
          <table:table-cell table:style-name="ce23" office:value-type="float" office:value="540">
            <text:p>54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351">
            <text:p>35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6">
            <text:p>196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50">
            <text:p>6,350</text:p>
          </table:table-cell>
          <table:table-cell table:style-name="ce22" office:value-type="float" office:value="1976">
            <text:p>19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1">
            <text:p>2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829">
            <text:p>82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21">
            <text:p>921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79">
            <text:p>247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01">
            <text:p>350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32">
            <text:p>1,032</text:p>
          </table:table-cell>
          <table:table-cell table:style-name="ce23" office:value-type="float" office:value="349">
            <text:p>34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72">
            <text:p>10472</text:p>
          </table:table-cell>
          <table:table-cell table:style-name="ce22" office:value-type="float" office:value="1254">
            <text:p>125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252">
            <text:p>19252</text:p>
          </table:table-cell>
          <table:table-cell table:style-name="ce22" office:value-type="float" office:value="2932">
            <text:p>29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02">
            <text:p>25602</text:p>
          </table:table-cell>
          <table:table-cell table:style-name="ce22" office:value-type="float" office:value="4908">
            <text:p>490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